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453.4pt" svg:height="255.23pt" svg:x="301.49pt" svg:y="0.03pt">
            <loext:p draw:notify-on-update-of-ranges="Sheet2.A2:Sheet2.A2 Sheet2.B2:Sheet2.B2 Sheet2.D2:Sheet2.D11 Sheet2.A3:Sheet2.A3 Sheet2.B3:Sheet2.B3 Sheet2.A4:Sheet2.A4 Sheet2.B4:Sheet2.B4 Sheet2.A5:Sheet2.A5 Sheet2.B5:Sheet2.B5 Sheet2.A6:Sheet2.A6 Sheet2.B6:Sheet2.B6 Sheet2.A7:Sheet2.A7 Sheet2.B7:Sheet2.B7 Sheet2.A8:Sheet2.A8 Sheet2.B8:Sheet2.B8 Sheet2.A9:Sheet2.A9 Sheet2.B9:Sheet2.B9 Sheet2.A10:Sheet2.A10 Sheet2.B10:Sheet2.B10 Sheet2.A11:Sheet2.A11 Sheet2.B11:Sheet2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6pt" svg:x="303.82pt" svg:y="271.81pt">
            <loext:p draw:notify-on-update-of-ranges="Sheet2.A23:Sheet2.A23 Sheet2.B23:Sheet2.B23 Sheet2.A24:Sheet2.A24 Sheet2.B24:Sheet2.B24 Sheet2.A25:Sheet2.A25 Sheet2.B25:Sheet2.B25 Sheet2.A26:Sheet2.A26 Sheet2.B26:Sheet2.B26 Sheet2.A27:Sheet2.A27 Sheet2.B27:Sheet2.B27 Sheet2.A28:Sheet2.A28 Sheet2.B28:Sheet2.B28 Sheet2.A29:Sheet2.A29 Sheet2.B29:Sheet2.B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4pt" svg:height="255.23pt" svg:x="303.82pt" svg:y="566.22pt">
            <loext:p draw:notify-on-update-of-ranges="Sheet2.A45:Sheet2.A45 Sheet2.B45:Sheet2.B45 Sheet2.A46:Sheet2.A46 Sheet2.B46:Sheet2.B46 Sheet2.A47:Sheet2.A47 Sheet2.B47:Sheet2.B47 Sheet2.A48:Sheet2.A48 Sheet2.B48:Sheet2.B48 Sheet2.A49:Sheet2.A49 Sheet2.B49:Sheet2.B49 Sheet2.A50:Sheet2.A50 Sheet2.B50:Sheet2.B50 Sheet2.A51:Sheet2.A51 Sheet2.B51:Sheet2.B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row table:style-name="ro1">
          <table:table-cell/>
          <table:table-cell office:value-type="string" calcext:value-type="string">
            <text:p>Operations / second</text:p>
          </table:table-cell>
          <table:table-cell office:value-type="string" calcext:value-type="string">
            <text:p>Relative margin of error</text:p>
          </table:table-cell>
        </table:table-row>
        <table:table-row table:style-name="ro1">
          <table:table-cell table:style-name="ce3" office:value-type="string" calcext:value-type="string">
            <text:p>moize</text:p>
          </table:table-cell>
          <table:table-cell table:style-name="ce4" office:value-type="float" office:value="44547124" calcext:value-type="float">
            <text:p>44,547,124</text:p>
          </table:table-cell>
          <table:table-cell table:style-name="ce6" office:value-type="percentage" office:value="0.0064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office:value-type="float" office:value="30048291" calcext:value-type="float">
            <text:p>30,048,291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1">
          <table:table-cell office:value-type="string" calcext:value-type="string">
            <text:p>moize (serialized)</text:p>
          </table:table-cell>
          <table:table-cell office:value-type="float" office:value="14877726" calcext:value-type="float">
            <text:p>14,877,726</text:p>
          </table:table-cell>
          <table:table-cell office:value-type="percentage" office:value="0.0063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office:value-type="float" office:value="13821853" calcext:value-type="float">
            <text:p>13,821,853</text:p>
          </table:table-cell>
          <table:table-cell office:value-type="percentage" office:value="0.0061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office:value-type="float" office:value="11494292" calcext:value-type="float">
            <text:p>11,494,292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office:value-type="float" office:value="10020324" calcext:value-type="float">
            <text:p>10,020,324</text:p>
          </table:table-cell>
          <table:table-cell office:value-type="percentage" office:value="0.0052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office:value-type="float" office:value="10017832" calcext:value-type="float">
            <text:p>10,017,832</text:p>
          </table:table-cell>
          <table:table-cell office:value-type="percentage" office:value="0.013" calcext:value-type="percentage">
            <text:p>1.30%</text:p>
          </table:table-cell>
        </table:table-row>
        <table:table-row table:style-name="ro1">
          <table:table-cell office:value-type="string" calcext:value-type="string">
            <text:p>Addy Osmani</text:p>
          </table:table-cell>
          <table:table-cell office:value-type="float" office:value="4423578" calcext:value-type="float">
            <text:p>4,423,578</text:p>
          </table:table-cell>
          <table:table-cell office:value-type="percentage" office:value="0.0076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office:value-type="float" office:value="2174503" calcext:value-type="float">
            <text:p>2,174,503</text:p>
          </table:table-cell>
          <table:table-cell office:value-type="percentage" office:value="0.0131" calcext:value-type="percentage">
            <text:p>1.31%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office:value-type="float" office:value="1171053" calcext:value-type="float">
            <text:p>1,171,053</text:p>
          </table:table-cell>
          <table:table-cell office:value-type="percentage" office:value="0.0071" calcext:value-type="percentage">
            <text:p>0.71%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string" calcext:value-type="string">
            <text:p>Operations / second</text:p>
          </table:table-cell>
          <table:table-cell office:value-type="string" calcext:value-type="string">
            <text:p>Relative margin of error</text:p>
          </table:table-cell>
        </table:table-row>
        <table:table-row table:style-name="ro1">
          <table:table-cell table:style-name="ce3" office:value-type="string" calcext:value-type="string">
            <text:p>moize</text:p>
          </table:table-cell>
          <table:table-cell table:style-name="ce4" office:value-type="float" office:value="24947214" calcext:value-type="float">
            <text:p>24,947,214</text:p>
          </table:table-cell>
          <table:table-cell table:style-name="ce6" office:value-type="percentage" office:value="0.007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moize (serialized)</text:p>
          </table:table-cell>
          <table:table-cell office:value-type="float" office:value="10982454" calcext:value-type="float">
            <text:p>10,982,454</text:p>
          </table:table-cell>
          <table:table-cell office:value-type="percentage" office:value="0.0084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office:value-type="float" office:value="8602634" calcext:value-type="float">
            <text:p>8,602,634</text:p>
          </table:table-cell>
          <table:table-cell office:value-type="percentage" office:value="0.0059" calcext:value-type="percentage">
            <text:p>0.59%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office:value-type="float" office:value="7667460" calcext:value-type="float">
            <text:p>7,667,460</text:p>
          </table:table-cell>
          <table:table-cell office:value-type="percentage" office:value="0.0158" calcext:value-type="percentage">
            <text:p>1.58%</text:p>
          </table:table-cell>
        </table:table-row>
        <table:table-row table:style-name="ro1">
          <table:table-cell office:value-type="string" calcext:value-type="string">
            <text:p>Addy Osmani</text:p>
          </table:table-cell>
          <table:table-cell office:value-type="float" office:value="2039761" calcext:value-type="float">
            <text:p>2,039,761</text:p>
          </table:table-cell>
          <table:table-cell office:value-type="percentage" office:value="0.0086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office:value-type="float" office:value="1336321" calcext:value-type="float">
            <text:p>1,336,321</text:p>
          </table:table-cell>
          <table:table-cell office:value-type="percentage" office:value="0.0081" calcext:value-type="percentage">
            <text:p>0.81%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office:value-type="float" office:value="844633" calcext:value-type="float">
            <text:p>844,633</text:p>
          </table:table-cell>
          <table:table-cell office:value-type="percentage" office:value="0.0076" calcext:value-type="percentage">
            <text:p>0.76%</text:p>
          </table:table-cell>
        </table:table-row>
        <table:table-row table:style-name="ro1" table:number-rows-repeated="11"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Operations / second</text:p>
          </table:table-cell>
          <table:table-cell office:value-type="string" calcext:value-type="string">
            <text:p>Relative margin of error</text:p>
          </table:table-cell>
        </table:table-row>
        <table:table-row table:style-name="ro1">
          <table:table-cell table:style-name="ce3" office:value-type="string" calcext:value-type="string">
            <text:p>moize</text:p>
          </table:table-cell>
          <table:table-cell table:style-name="ce4" office:value-type="float" office:value="24146198" calcext:value-type="float">
            <text:p>24,146,198</text:p>
          </table:table-cell>
          <table:table-cell table:style-name="ce6" office:value-type="percentage" office:value="0.0116" calcext:value-type="percentage">
            <text:p>1.16%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office:value-type="float" office:value="8324025" calcext:value-type="float">
            <text:p>8,324,025</text:p>
          </table:table-cell>
          <table:table-cell office:value-type="percentage" office:value="0.0086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office:value-type="float" office:value="7986555" calcext:value-type="float">
            <text:p>7,986,555</text:p>
          </table:table-cell>
          <table:table-cell office:value-type="percentage" office:value="0.0116" calcext:value-type="percentage">
            <text:p>1.16%</text:p>
          </table:table-cell>
        </table:table-row>
        <table:table-row table:style-name="ro1">
          <table:table-cell office:value-type="string" calcext:value-type="string">
            <text:p>moize (serialized)</text:p>
          </table:table-cell>
          <table:table-cell office:value-type="float" office:value="1798895" calcext:value-type="float">
            <text:p>1,798,895</text:p>
          </table:table-cell>
          <table:table-cell office:value-type="percentage" office:value="0.0095" calcext:value-type="percentage">
            <text:p>0.95%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office:value-type="float" office:value="1416617" calcext:value-type="float">
            <text:p>1,416,617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1">
          <table:table-cell office:value-type="string" calcext:value-type="string">
            <text:p>Addy Osmani</text:p>
          </table:table-cell>
          <table:table-cell office:value-type="float" office:value="1097775" calcext:value-type="float">
            <text:p>1,097,775</text:p>
          </table:table-cell>
          <table:table-cell office:value-type="percentage" office:value="0.0078" calcext:value-type="percentage">
            <text:p>0.78%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office:value-type="float" office:value="746371" calcext:value-type="float">
            <text:p>746,371</text:p>
          </table:table-cell>
          <table:table-cell office:value-type="percentage" office:value="0.0103" calcext:value-type="percentage">
            <text:p>1.03%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7:10:08.414607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7-17T09:27:11.848326861</dc:date>
    <meta:editing-duration>PT5H11M40S</meta:editing-duration>
    <meta:editing-cycles>20</meta:editing-cycles>
    <meta:generator>LibreOffice/5.3.4.2$Linux_X86_64 LibreOffice_project/30m0$Build-2</meta:generator>
    <meta:document-statistic meta:table-count="1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7fff00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ff007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007fff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d27e2b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2.542cm" svg:y="2.227cm" style:legend-expansion="high" chart:style-name="ch2"/>
        <chart:plot-area chart:style-name="ch3" table:cell-range-address="Sheet2.A2:Sheet2.B11 Sheet2.D2:Sheet2.D11" chart:data-source-has-labels="column" svg:x="0.319cm" svg:y="0.18cm" svg:width="11.904cm" svg:height="8.645cm">
          <chartooo:coordinate-region svg:x="0.412cm" svg:y="0.18cm" svg:width="10.963cm" svg:height="8.0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" chart:label-cell-address="Sheet2.A2:Sheet2.A2" chart:class="chart:bar">
            <chart:data-point chart:repeated="10"/>
            <loext:propertry-mapping loext:property="FillColor" loext:cell-range-address="Sheet2.D2:Sheet2.D11"/>
          </chart:series>
          <chart:series chart:style-name="ch8" chart:values-cell-range-address="Sheet2.B3:Sheet2.B3" chart:label-cell-address="Sheet2.A3:Sheet2.A3" chart:class="chart:bar">
            <chart:data-point/>
          </chart:series>
          <chart:series chart:style-name="ch9" chart:values-cell-range-address="Sheet2.B4:Sheet2.B4" chart:label-cell-address="Sheet2.A4:Sheet2.A4" chart:class="chart:bar">
            <chart:data-point chart:style-name="ch10"/>
          </chart:series>
          <chart:series chart:style-name="ch11" chart:values-cell-range-address="Sheet2.B5:Sheet2.B5" chart:label-cell-address="Sheet2.A5:Sheet2.A5" chart:class="chart:bar">
            <chart:data-point/>
          </chart:series>
          <chart:series chart:style-name="ch12" chart:values-cell-range-address="Sheet2.B6:Sheet2.B6" chart:label-cell-address="Sheet2.A6:Sheet2.A6" chart:class="chart:bar">
            <chart:data-point/>
          </chart:series>
          <chart:series chart:style-name="ch13" chart:values-cell-range-address="Sheet2.B7:Sheet2.B7" chart:label-cell-address="Sheet2.A7:Sheet2.A7" chart:class="chart:bar">
            <chart:data-point/>
          </chart:series>
          <chart:series chart:style-name="ch14" chart:values-cell-range-address="Sheet2.B8:Sheet2.B8" chart:label-cell-address="Sheet2.A8:Sheet2.A8" chart:class="chart:bar">
            <chart:data-point/>
          </chart:series>
          <chart:series chart:style-name="ch15" chart:values-cell-range-address="Sheet2.B9:Sheet2.B9" chart:label-cell-address="Sheet2.A9:Sheet2.A9" chart:class="chart:bar">
            <chart:data-point/>
          </chart:series>
          <chart:series chart:style-name="ch16" chart:values-cell-range-address="Sheet2.B10:Sheet2.B10" chart:label-cell-address="Sheet2.A10:Sheet2.A10" chart:class="chart:bar">
            <chart:data-point/>
          </chart:series>
          <chart:series chart:style-name="ch17" chart:values-cell-range-address="Sheet2.B11:Sheet2.B11" chart:label-cell-address="Sheet2.A11:Sheet2.A1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Sheet2.A2:Sheet2.A2</svg:desc>
                </draw:g>
              </table:table-cell>
              <table:table-cell office:value-type="float" office:value="44547124">
                <text:p>44547124</text:p>
                <draw:g>
                  <svg:desc>Sheet2.B2:Sheet2.B2</svg:desc>
                </draw:g>
              </table:table-cell>
            </table:table-row>
            <table:table-row>
              <table:table-cell office:value-type="string">
                <text:p>Column D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D2:Sheet2.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memoize</text:p>
                <draw:g>
                  <svg:desc>Sheet2.A3:Sheet2.A3</svg:desc>
                </draw:g>
              </table:table-cell>
              <table:table-cell office:value-type="float" office:value="30048291">
                <text:p>30048291</text:p>
                <draw:g>
                  <svg:desc>Sheet2.B3:Sheet2.B3</svg:desc>
                </draw:g>
              </table:table-cell>
            </table:table-row>
            <table:table-row>
              <table:table-cell office:value-type="string">
                <text:p>moize (serialized)</text:p>
                <draw:g>
                  <svg:desc>Sheet2.A4:Sheet2.A4</svg:desc>
                </draw:g>
              </table:table-cell>
              <table:table-cell office:value-type="float" office:value="14877726">
                <text:p>14877726</text:p>
                <draw:g>
                  <svg:desc>Sheet2.B4:Sheet2.B4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Sheet2.A5:Sheet2.A5</svg:desc>
                </draw:g>
              </table:table-cell>
              <table:table-cell office:value-type="float" office:value="13821853">
                <text:p>13821853</text:p>
                <draw:g>
                  <svg:desc>Sheet2.B5:Sheet2.B5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Sheet2.A6:Sheet2.A6</svg:desc>
                </draw:g>
              </table:table-cell>
              <table:table-cell office:value-type="float" office:value="11494292">
                <text:p>11494292</text:p>
                <draw:g>
                  <svg:desc>Sheet2.B6:Sheet2.B6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Sheet2.A7:Sheet2.A7</svg:desc>
                </draw:g>
              </table:table-cell>
              <table:table-cell office:value-type="float" office:value="10020324">
                <text:p>10020324</text:p>
                <draw:g>
                  <svg:desc>Sheet2.B7:Sheet2.B7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Sheet2.A8:Sheet2.A8</svg:desc>
                </draw:g>
              </table:table-cell>
              <table:table-cell office:value-type="float" office:value="10017832">
                <text:p>10017832</text:p>
                <draw:g>
                  <svg:desc>Sheet2.B8:Sheet2.B8</svg:desc>
                </draw:g>
              </table:table-cell>
            </table:table-row>
            <table:table-row>
              <table:table-cell office:value-type="string">
                <text:p>Addy Osmani</text:p>
                <draw:g>
                  <svg:desc>Sheet2.A9:Sheet2.A9</svg:desc>
                </draw:g>
              </table:table-cell>
              <table:table-cell office:value-type="float" office:value="4423578">
                <text:p>4423578</text:p>
                <draw:g>
                  <svg:desc>Sheet2.B9:Sheet2.B9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Sheet2.A10:Sheet2.A10</svg:desc>
                </draw:g>
              </table:table-cell>
              <table:table-cell office:value-type="float" office:value="2174503">
                <text:p>2174503</text:p>
                <draw:g>
                  <svg:desc>Sheet2.B10:Sheet2.B10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Sheet2.A11:Sheet2.A11</svg:desc>
                </draw:g>
              </table:table-cell>
              <table:table-cell office:value-type="float" office:value="1171053">
                <text:p>1171053</text:p>
                <draw:g>
                  <svg:desc>Sheet2.B11:Sheet2.B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7fff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007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007fff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be7e3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2.542cm" svg:y="2.895cm" style:legend-expansion="high" chart:style-name="ch2"/>
        <chart:plot-area chart:style-name="ch3" table:cell-range-address="Sheet2.A23:Sheet2.B29" chart:data-source-has-labels="column" svg:x="0.319cm" svg:y="0.18cm" svg:width="11.904cm" svg:height="8.646cm">
          <chartooo:coordinate-region svg:x="0.412cm" svg:y="0.18cm" svg:width="10.963cm" svg:height="8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3:Sheet2.B23" chart:label-cell-address="Sheet2.A23:Sheet2.A23" chart:class="chart:bar">
            <chart:data-point/>
          </chart:series>
          <chart:series chart:style-name="ch8" chart:values-cell-range-address="Sheet2.B24:Sheet2.B24" chart:label-cell-address="Sheet2.A24:Sheet2.A24" chart:class="chart:bar">
            <chart:data-point/>
          </chart:series>
          <chart:series chart:style-name="ch9" chart:values-cell-range-address="Sheet2.B25:Sheet2.B25" chart:label-cell-address="Sheet2.A25:Sheet2.A25" chart:class="chart:bar">
            <chart:data-point/>
          </chart:series>
          <chart:series chart:style-name="ch10" chart:values-cell-range-address="Sheet2.B26:Sheet2.B26" chart:label-cell-address="Sheet2.A26:Sheet2.A26" chart:class="chart:bar">
            <chart:data-point/>
          </chart:series>
          <chart:series chart:style-name="ch11" chart:values-cell-range-address="Sheet2.B27:Sheet2.B27" chart:label-cell-address="Sheet2.A27:Sheet2.A27" chart:class="chart:bar">
            <chart:data-point/>
          </chart:series>
          <chart:series chart:style-name="ch12" chart:values-cell-range-address="Sheet2.B28:Sheet2.B28" chart:label-cell-address="Sheet2.A28:Sheet2.A28" chart:class="chart:bar">
            <chart:data-point/>
          </chart:series>
          <chart:series chart:style-name="ch13" chart:values-cell-range-address="Sheet2.B29:Sheet2.B29" chart:label-cell-address="Sheet2.A29:Sheet2.A2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Sheet2.A23:Sheet2.A23</svg:desc>
                </draw:g>
              </table:table-cell>
              <table:table-cell office:value-type="float" office:value="24947214">
                <text:p>24947214</text:p>
                <draw:g>
                  <svg:desc>Sheet2.B23:Sheet2.B23</svg:desc>
                </draw:g>
              </table:table-cell>
            </table:table-row>
            <table:table-row>
              <table:table-cell office:value-type="string">
                <text:p>moize (serialized)</text:p>
                <draw:g>
                  <svg:desc>Sheet2.A24:Sheet2.A24</svg:desc>
                </draw:g>
              </table:table-cell>
              <table:table-cell office:value-type="float" office:value="10982454">
                <text:p>10982454</text:p>
                <draw:g>
                  <svg:desc>Sheet2.B24:Sheet2.B24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Sheet2.A25:Sheet2.A25</svg:desc>
                </draw:g>
              </table:table-cell>
              <table:table-cell office:value-type="float" office:value="8602634">
                <text:p>8602634</text:p>
                <draw:g>
                  <svg:desc>Sheet2.B25:Sheet2.B25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Sheet2.A26:Sheet2.A26</svg:desc>
                </draw:g>
              </table:table-cell>
              <table:table-cell office:value-type="float" office:value="7667460">
                <text:p>7667460</text:p>
                <draw:g>
                  <svg:desc>Sheet2.B26:Sheet2.B26</svg:desc>
                </draw:g>
              </table:table-cell>
            </table:table-row>
            <table:table-row>
              <table:table-cell office:value-type="string">
                <text:p>Addy Osmani</text:p>
                <draw:g>
                  <svg:desc>Sheet2.A27:Sheet2.A27</svg:desc>
                </draw:g>
              </table:table-cell>
              <table:table-cell office:value-type="float" office:value="2039761">
                <text:p>2039761</text:p>
                <draw:g>
                  <svg:desc>Sheet2.B27:Sheet2.B27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Sheet2.A28:Sheet2.A28</svg:desc>
                </draw:g>
              </table:table-cell>
              <table:table-cell office:value-type="float" office:value="1336321">
                <text:p>1336321</text:p>
                <draw:g>
                  <svg:desc>Sheet2.B28:Sheet2.B28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Sheet2.A29:Sheet2.A29</svg:desc>
                </draw:g>
              </table:table-cell>
              <table:table-cell office:value-type="float" office:value="844633">
                <text:p>844633</text:p>
                <draw:g>
                  <svg:desc>Sheet2.B29:Sheet2.B2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007f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7fff0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be7e3f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7ff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2.542cm" svg:y="2.894cm" style:legend-expansion="high" chart:style-name="ch2"/>
        <chart:plot-area chart:style-name="ch3" table:cell-range-address="Sheet2.A45:Sheet2.B51" chart:data-source-has-labels="column" svg:x="0.319cm" svg:y="0.18cm" svg:width="11.904cm" svg:height="8.645cm">
          <chartooo:coordinate-region svg:x="0.412cm" svg:y="0.18cm" svg:width="10.963cm" svg:height="8.0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5:Sheet2.B45" chart:label-cell-address="Sheet2.A45:Sheet2.A45" chart:class="chart:bar">
            <chart:data-point/>
          </chart:series>
          <chart:series chart:style-name="ch8" chart:values-cell-range-address="Sheet2.B46:Sheet2.B46" chart:label-cell-address="Sheet2.A46:Sheet2.A46" chart:class="chart:bar">
            <chart:data-point/>
          </chart:series>
          <chart:series chart:style-name="ch9" chart:values-cell-range-address="Sheet2.B47:Sheet2.B47" chart:label-cell-address="Sheet2.A47:Sheet2.A47" chart:class="chart:bar">
            <chart:data-point/>
          </chart:series>
          <chart:series chart:style-name="ch10" chart:values-cell-range-address="Sheet2.B48:Sheet2.B48" chart:label-cell-address="Sheet2.A48:Sheet2.A48" chart:class="chart:bar">
            <chart:data-point/>
          </chart:series>
          <chart:series chart:style-name="ch11" chart:values-cell-range-address="Sheet2.B49:Sheet2.B49" chart:label-cell-address="Sheet2.A49:Sheet2.A49" chart:class="chart:bar">
            <chart:data-point/>
          </chart:series>
          <chart:series chart:style-name="ch12" chart:values-cell-range-address="Sheet2.B50:Sheet2.B50" chart:label-cell-address="Sheet2.A50:Sheet2.A50" chart:class="chart:bar">
            <chart:data-point/>
          </chart:series>
          <chart:series chart:style-name="ch13" chart:values-cell-range-address="Sheet2.B51:Sheet2.B51" chart:label-cell-address="Sheet2.A51:Sheet2.A5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Sheet2.A45:Sheet2.A45</svg:desc>
                </draw:g>
              </table:table-cell>
              <table:table-cell office:value-type="float" office:value="24146198">
                <text:p>24146198</text:p>
                <draw:g>
                  <svg:desc>Sheet2.B45:Sheet2.B45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Sheet2.A46:Sheet2.A46</svg:desc>
                </draw:g>
              </table:table-cell>
              <table:table-cell office:value-type="float" office:value="8324025">
                <text:p>8324025</text:p>
                <draw:g>
                  <svg:desc>Sheet2.B46:Sheet2.B46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Sheet2.A47:Sheet2.A47</svg:desc>
                </draw:g>
              </table:table-cell>
              <table:table-cell office:value-type="float" office:value="7986555">
                <text:p>7986555</text:p>
                <draw:g>
                  <svg:desc>Sheet2.B47:Sheet2.B47</svg:desc>
                </draw:g>
              </table:table-cell>
            </table:table-row>
            <table:table-row>
              <table:table-cell office:value-type="string">
                <text:p>moize (serialized)</text:p>
                <draw:g>
                  <svg:desc>Sheet2.A48:Sheet2.A48</svg:desc>
                </draw:g>
              </table:table-cell>
              <table:table-cell office:value-type="float" office:value="1798895">
                <text:p>1798895</text:p>
                <draw:g>
                  <svg:desc>Sheet2.B48:Sheet2.B48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Sheet2.A49:Sheet2.A49</svg:desc>
                </draw:g>
              </table:table-cell>
              <table:table-cell office:value-type="float" office:value="1416617">
                <text:p>1416617</text:p>
                <draw:g>
                  <svg:desc>Sheet2.B49:Sheet2.B49</svg:desc>
                </draw:g>
              </table:table-cell>
            </table:table-row>
            <table:table-row>
              <table:table-cell office:value-type="string">
                <text:p>Addy Osmani</text:p>
                <draw:g>
                  <svg:desc>Sheet2.A50:Sheet2.A50</svg:desc>
                </draw:g>
              </table:table-cell>
              <table:table-cell office:value-type="float" office:value="1097775">
                <text:p>1097775</text:p>
                <draw:g>
                  <svg:desc>Sheet2.B50:Sheet2.B50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Sheet2.A51:Sheet2.A51</svg:desc>
                </draw:g>
              </table:table-cell>
              <table:table-cell office:value-type="float" office:value="746371">
                <text:p>746371</text:p>
                <draw:g>
                  <svg:desc>Sheet2.B51:Sheet2.B5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